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375in"/>
    </style:style>
    <style:style style:name="Table1.C" style:family="table-column">
      <style:table-column-properties style:column-width="1.687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5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able_20_Contents">
      <style:text-properties officeooo:paragraph-rsid="001b7205"/>
    </style:style>
    <style:style style:name="P6" style:family="paragraph" style:parent-style-name="Table_20_Contents">
      <style:text-properties officeooo:rsid="001b7205" officeooo:paragraph-rsid="001b7205"/>
    </style:style>
    <style:style style:name="P7" style:family="paragraph" style:parent-style-name="Table_20_Heading">
      <style:text-properties officeooo:rsid="001b7205" officeooo:paragraph-rsid="001b7205"/>
    </style:style>
    <style:style style:name="P8" style:family="paragraph" style:parent-style-name="Table_20_Contents">
      <style:text-properties officeooo:rsid="001b7205" officeooo:paragraph-rsid="003fb077"/>
    </style:style>
    <style:style style:name="P9" style:family="paragraph" style:parent-style-name="Table_20_Contents">
      <style:text-properties officeooo:rsid="001b7205" officeooo:paragraph-rsid="0041ae76"/>
    </style:style>
    <style:style style:name="P10" style:family="paragraph" style:parent-style-name="Table_20_Contents">
      <style:text-properties officeooo:rsid="001b7205" officeooo:paragraph-rsid="0042f245"/>
    </style:style>
    <style:style style:name="P11" style:family="paragraph" style:parent-style-name="Table_20_Contents">
      <style:text-properties officeooo:rsid="001b7205" officeooo:paragraph-rsid="00696293"/>
    </style:style>
    <style:style style:name="P12" style:family="paragraph" style:parent-style-name="Table_20_Contents">
      <style:text-properties officeooo:rsid="001b7205" officeooo:paragraph-rsid="006b32e6"/>
    </style:style>
    <style:style style:name="P13" style:family="paragraph" style:parent-style-name="Table_20_Contents">
      <style:text-properties officeooo:rsid="001b7205" officeooo:paragraph-rsid="006bc34e"/>
    </style:style>
    <style:style style:name="P14" style:family="paragraph" style:parent-style-name="Table_20_Contents">
      <style:text-properties officeooo:rsid="001b7205" officeooo:paragraph-rsid="006db52b"/>
    </style:style>
    <style:style style:name="P15" style:family="paragraph" style:parent-style-name="Table_20_Contents">
      <style:text-properties officeooo:rsid="001b7205" officeooo:paragraph-rsid="006fb0d6"/>
    </style:style>
    <style:style style:name="P16" style:family="paragraph" style:parent-style-name="Table_20_Contents">
      <style:text-properties officeooo:rsid="001c2620" officeooo:paragraph-rsid="001c2620"/>
    </style:style>
    <style:style style:name="P17" style:family="paragraph" style:parent-style-name="Table_20_Contents">
      <style:text-properties officeooo:paragraph-rsid="00132996"/>
    </style:style>
    <style:style style:name="P18" style:family="paragraph" style:parent-style-name="Text_20_body">
      <style:paragraph-properties fo:text-align="center" style:justify-single-word="false"/>
      <style:text-properties officeooo:paragraph-rsid="00246b53"/>
    </style:style>
    <style:style style:name="P19" style:family="paragraph" style:parent-style-name="Table_20_Contents">
      <style:text-properties officeooo:paragraph-rsid="002e1f4c"/>
    </style:style>
    <style:style style:name="P20" style:family="paragraph" style:parent-style-name="Table_20_Contents">
      <style:text-properties officeooo:paragraph-rsid="002e2d3e"/>
    </style:style>
    <style:style style:name="P21" style:family="paragraph" style:parent-style-name="Table_20_Contents">
      <style:text-properties officeooo:paragraph-rsid="001ebcb1"/>
    </style:style>
    <style:style style:name="P22" style:family="paragraph" style:parent-style-name="Table_20_Contents">
      <style:text-properties officeooo:paragraph-rsid="006584b6"/>
    </style:style>
    <style:style style:name="P23" style:family="paragraph" style:parent-style-name="Table_20_Contents">
      <style:text-properties officeooo:paragraph-rsid="00673e15"/>
    </style:style>
    <style:style style:name="P24" style:family="paragraph" style:parent-style-name="Table_20_Contents">
      <style:text-properties officeooo:paragraph-rsid="006fb0d6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text-properties officeooo:paragraph-rsid="0073566f"/>
    </style:style>
    <style:style style:name="P27" style:family="paragraph" style:parent-style-name="Text_20_body">
      <style:paragraph-properties fo:text-align="center" style:justify-single-word="false"/>
      <style:text-properties officeooo:paragraph-rsid="00770a5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18e06" style:font-weight-asian="bold" style:font-weight-complex="bold"/>
    </style:style>
    <style:style style:name="T4" style:family="text">
      <style:text-properties fo:font-weight="bold" officeooo:rsid="0051be0c" style:font-weight-asian="bold" style:font-weight-complex="bold"/>
    </style:style>
    <style:style style:name="T5" style:family="text">
      <style:text-properties fo:font-weight="bold" officeooo:rsid="006b32e6" style:font-weight-asian="bold" style:font-weight-complex="bold"/>
    </style:style>
    <style:style style:name="T6" style:family="text">
      <style:text-properties fo:font-weight="bold" officeooo:rsid="006bc34e" style:font-weight-asian="bold" style:font-weight-complex="bold"/>
    </style:style>
    <style:style style:name="T7" style:family="text">
      <style:text-properties fo:font-size="12pt" officeooo:rsid="00246b53" style:font-size-asian="12pt" style:font-size-complex="12pt"/>
    </style:style>
    <style:style style:name="T8" style:family="text">
      <style:text-properties fo:font-size="12pt" officeooo:rsid="005cba64" style:font-size-asian="12pt" style:font-size-complex="12pt"/>
    </style:style>
    <style:style style:name="T9" style:family="text">
      <style:text-properties fo:font-size="12pt" officeooo:rsid="0073566f" style:font-size-asian="12pt" style:font-size-complex="12pt"/>
    </style:style>
    <style:style style:name="T10" style:family="text">
      <style:text-properties fo:font-size="12pt" officeooo:rsid="00753f57" style:font-size-asian="12pt" style:font-size-complex="12pt"/>
    </style:style>
    <style:style style:name="T11" style:family="text">
      <style:text-properties fo:font-size="12pt" officeooo:rsid="00770a52" style:font-size-asian="12pt" style:font-size-complex="12pt"/>
    </style:style>
    <style:style style:name="T12" style:family="text">
      <style:text-properties officeooo:rsid="00132996"/>
    </style:style>
    <style:style style:name="T13" style:family="text">
      <style:text-properties officeooo:rsid="001b7205"/>
    </style:style>
    <style:style style:name="T14" style:family="text">
      <style:text-properties officeooo:rsid="001c2620"/>
    </style:style>
    <style:style style:name="T15" style:family="text">
      <style:text-properties officeooo:rsid="001ebcb1"/>
    </style:style>
    <style:style style:name="T16" style:family="text">
      <style:text-properties officeooo:rsid="001ef92c"/>
    </style:style>
    <style:style style:name="T17" style:family="text">
      <style:text-properties officeooo:rsid="00246b53"/>
    </style:style>
    <style:style style:name="T18" style:family="text">
      <style:text-properties fo:font-size="14pt" officeooo:rsid="001b7205" style:font-size-asian="14pt" style:font-size-complex="14pt"/>
    </style:style>
    <style:style style:name="T19" style:family="text">
      <style:text-properties fo:font-size="14pt" officeooo:rsid="00079aa8" style:font-size-asian="14pt" style:font-size-complex="14pt"/>
    </style:style>
    <style:style style:name="T20" style:family="text">
      <style:text-properties fo:font-size="14pt" officeooo:rsid="002dad21" style:font-size-asian="14pt" style:font-size-complex="14pt"/>
    </style:style>
    <style:style style:name="T21" style:family="text">
      <style:text-properties fo:font-size="14pt" officeooo:rsid="003da85c" style:font-size-asian="14pt" style:font-size-complex="14pt"/>
    </style:style>
    <style:style style:name="T22" style:family="text">
      <style:text-properties fo:font-size="14pt" officeooo:rsid="00518e06" style:font-size-asian="14pt" style:font-size-complex="14pt"/>
    </style:style>
    <style:style style:name="T23" style:family="text">
      <style:text-properties fo:font-size="14pt" officeooo:rsid="00696293" style:font-size-asian="14pt" style:font-size-complex="14pt"/>
    </style:style>
    <style:style style:name="T24" style:family="text">
      <style:text-properties fo:font-size="14pt" officeooo:rsid="00720265" style:font-size-asian="14pt" style:font-size-complex="14pt"/>
    </style:style>
    <style:style style:name="T25" style:family="text">
      <style:text-properties fo:font-size="14pt" officeooo:rsid="0073566f" style:font-size-asian="14pt" style:font-size-complex="14pt"/>
    </style:style>
    <style:style style:name="T26" style:family="text">
      <style:text-properties fo:font-size="14pt" officeooo:rsid="00753f57" style:font-size-asian="14pt" style:font-size-complex="14pt"/>
    </style:style>
    <style:style style:name="T27" style:family="text">
      <style:text-properties fo:font-size="14pt" officeooo:rsid="00770a52" style:font-size-asian="14pt" style:font-size-complex="14pt"/>
    </style:style>
    <style:style style:name="T28" style:family="text">
      <style:text-properties officeooo:rsid="002aee4a"/>
    </style:style>
    <style:style style:name="T29" style:family="text">
      <style:text-properties officeooo:rsid="002e1f4c"/>
    </style:style>
    <style:style style:name="T30" style:family="text">
      <style:text-properties officeooo:rsid="002e2d3e"/>
    </style:style>
    <style:style style:name="T31" style:family="text">
      <style:text-properties officeooo:rsid="002faa2e"/>
    </style:style>
    <style:style style:name="T32" style:family="text">
      <style:text-properties officeooo:rsid="0036e770"/>
    </style:style>
    <style:style style:name="T33" style:family="text">
      <style:text-properties officeooo:rsid="003e1a02"/>
    </style:style>
    <style:style style:name="T34" style:family="text">
      <style:text-properties officeooo:rsid="003fb077"/>
    </style:style>
    <style:style style:name="T35" style:family="text">
      <style:text-properties officeooo:rsid="00518e06"/>
    </style:style>
    <style:style style:name="T36" style:family="text">
      <style:text-properties officeooo:rsid="0051be0c"/>
    </style:style>
    <style:style style:name="T37" style:family="text">
      <style:text-properties officeooo:rsid="0053515e"/>
    </style:style>
    <style:style style:name="T38" style:family="text">
      <style:text-properties officeooo:rsid="005e4a54"/>
    </style:style>
    <style:style style:name="T39" style:family="text">
      <style:text-properties officeooo:rsid="0065e341"/>
    </style:style>
    <style:style style:name="T40" style:family="text">
      <style:text-properties officeooo:rsid="00673e15"/>
    </style:style>
    <style:style style:name="T41" style:family="text">
      <style:text-properties officeooo:rsid="00696293"/>
    </style:style>
    <style:style style:name="T42" style:family="text">
      <style:text-properties officeooo:rsid="006b32e6"/>
    </style:style>
    <style:style style:name="T43" style:family="text">
      <style:text-properties officeooo:rsid="006bc34e"/>
    </style:style>
    <style:style style:name="T44" style:family="text">
      <style:text-properties officeooo:rsid="006bedab"/>
    </style:style>
    <style:style style:name="T45" style:family="text">
      <style:text-properties officeooo:rsid="006d0d48"/>
    </style:style>
    <style:style style:name="T46" style:family="text">
      <style:text-properties officeooo:rsid="006db52b"/>
    </style:style>
    <style:style style:name="T47" style:family="text">
      <style:text-properties officeooo:rsid="006fb0d6"/>
    </style:style>
    <style:style style:name="T48" style:family="text">
      <style:text-properties officeooo:rsid="0073566f"/>
    </style:style>
    <style:style style:name="T49" style:family="text">
      <style:text-properties officeooo:rsid="002f8b13"/>
    </style:style>
    <style:style style:name="T50" style:family="text">
      <style:text-properties officeooo:rsid="004c31fa"/>
    </style:style>
    <style:style style:name="T51" style:family="text">
      <style:text-properties officeooo:rsid="00753f57"/>
    </style:style>
    <style:style style:name="T52" style:family="text">
      <style:text-properties officeooo:rsid="00770a52"/>
    </style:style>
    <style:style style:name="T53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<text:span text:style-name="T35">3</text:span></text:p>
      <text:p text:style-name="P2"><text:span text:style-name="T1">Materia: <text:tab/><text:tab/></text:span><text:span text:style-name="T3">Ingl</text:span><text:span text:style-name="T4">é</text:span><text:span text:style-name="T3">s <text:s/>IX/X</text:span></text:p>
      <text:p text:style-name="P2"><text:span text:style-name="T1">Licenciatura: <text:tab/>I</text:span><text:span text:style-name="T2">nterpretación y Traducción</text:span></text:p>
      <text:p text:style-name="P4">Grupo:<text:tab/><text:tab/><text:span text:style-name="T35">9</text:span>A. <text:span text:style-name="T35">9B, 9C, 10A</text:span></text:p>
      <text:p text:style-name="Standard"/>
      <text:p text:style-name="P27"><text:span text:style-name="Strong_20_Emphasis"><text:span text:style-name="T23">Final</text:span></text:span><text:span text:style-name="Strong_20_Emphasis"><text:span text:style-name="T22"> </text:span></text:span><text:span text:style-name="Strong_20_Emphasis"><text:span text:style-name="T18">Exa</text:span></text:span><text:span text:style-name="Strong_20_Emphasis"><text:span text:style-name="T21">m</text:span></text:span><text:span text:style-name="Strong_20_Emphasis"><text:span text:style-name="T19"> </text:span></text:span><text:span text:style-name="Strong_20_Emphasis"><text:span text:style-name="T20">[Factor = </text:span></text:span><text:span text:style-name="Strong_20_Emphasis"><text:span text:style-name="T24">0.</text:span></text:span><text:span text:style-name="Strong_20_Emphasis"><text:span text:style-name="T27">1887</text:span></text:span><text:span text:style-name="Strong_20_Emphasis"><text:span text:style-name="T20">]</text:span></text:span></text:p>
      <text:p text:style-name="P18"><text:span text:style-name="Strong_20_Emphasis"><text:span text:style-name="T7">Three (3) points awarded per subtask; subtasks evaluated on a scale of 0.0-1.0; </text:span></text:span><text:span text:style-name="Strong_20_Emphasis"><text:span text:style-name="T10">EXCEPT for Document Format and Presentation; </text:span></text:span><text:span text:style-name="Strong_20_Emphasis"><text:span text:style-name="T11">53</text:span></text:span><text:span text:style-name="Strong_20_Emphasis"><text:span text:style-name="T8"> </text:span></text:span><text:span text:style-name="Strong_20_Emphasis"><text:span text:style-name="T7">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7"><text:bookmark text:name="4_points_(good)"/>Accuracy <text:span text:style-name="T17">(1 pt)</text:span></text:p>
                  </table:table-cell>
                  <table:table-cell table:style-name="Table1.A1" office:value-type="string">
                    <text:p text:style-name="P7"><text:bookmark text:name="3_points_(satisfactory)"/>Completeness <text:span text:style-name="T17">(1 pt)</text:span></text:p>
                  </table:table-cell>
                  <table:table-cell table:style-name="Table1.A1" office:value-type="string">
                    <text:p text:style-name="P7"><text:bookmark text:name="2_points_(needs_improvement)"/>Sufficiency <text:span text:style-name="T17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5"><text:span text:style-name="Strong_20_Emphasis"><text:span text:style-name="T13">Task 1 </text:span></text:span><text:span text:style-name="Strong_20_Emphasis"><text:span text:style-name="T32">(</text:span></text:span><text:span text:style-name="Strong_20_Emphasis"><text:span text:style-name="T48">6</text:span></text:span><text:span text:style-name="Strong_20_Emphasis"><text:span text:style-name="T32"> pts)</text:span></text:span></text:p>
                  <text:p text:style-name="P22"><text:span text:style-name="Strong_20_Emphasis">Introduction</text:span></text:p>
                  <text:p text:style-name="P19"><text:span text:style-name="Strong_20_Emphasis"/></text:p>
                  <text:p text:style-name="P5"><text:span text:style-name="Strong_20_Emphasis"/></text:p>
                </table:table-cell>
                <table:table-cell table:style-name="Table1.A1" office:value-type="string">
                  <text:p text:style-name="P11"><text:span text:style-name="T34">R</text:span><text:span text:style-name="T15">esponse </text:span><text:span text:style-name="T14">provided: </text:span><text:span text:style-name="T15">a</text:span><text:span text:style-name="T33">) What is Bless Me, Ultima? Why is it important? </text:span><text:span text:style-name="T41">b) </text:span><text:span text:style-name="T38">Who is Rudolfo Anaya? Why is he famous? When did he publish the book?; </text:span></text:p>
                  <text:p text:style-name="P11"><text:span text:style-name="T41">c) </text:span><text:span text:style-name="T38">Provide a very brief overview of the book; </text:span><text:span text:style-name="T41">d) </text:span><text:span text:style-name="T38">Briefly explain what your critique will accomplish: </text:span><text:span text:style-name="T33">answers are </text:span><text:span text:style-name="T31">highly accurate </text:span><text:span text:style-name="T36">and supported</text:span></text:p>
                  <text:p text:style-name="P10"/>
                </table:table-cell>
                <table:table-cell table:style-name="Table1.A1" office:value-type="string">
                  <text:p text:style-name="P6"><text:span text:style-name="T29">T</text:span><text:span text:style-name="T14">he a</text:span>ccount provide<text:span text:style-name="T14">s</text:span> complete information; <text:span text:style-name="T14">statements are complete, logical </text:span><text:span text:style-name="T28">and well-formed</text:span></text:p>
                </table:table-cell>
                <table:table-cell table:style-name="Table1.A1" office:value-type="string">
                  <text:p text:style-name="P16"><text:span text:style-name="T30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21"><text:span text:style-name="Strong_20_Emphasis"><text:span text:style-name="T15">Task 2 </text:span></text:span><text:span text:style-name="Strong_20_Emphasis"><text:span text:style-name="T32">(</text:span></text:span><text:span text:style-name="Strong_20_Emphasis"><text:span text:style-name="T52">12</text:span></text:span><text:span text:style-name="Strong_20_Emphasis"><text:span text:style-name="T32"> pts)</text:span></text:span></text:p>
                  <text:p text:style-name="P23"><text:span text:style-name="Strong_20_Emphasis">Major Theme Development</text:span></text:p>
                  <text:p text:style-name="P20"><text:span text:style-name="Strong_20_Emphasis"/></text:p>
                </table:table-cell>
                <table:table-cell table:style-name="Table1.A1" office:value-type="string">
                  <text:p text:style-name="P12"><text:span text:style-name="T34">R</text:span><text:span text:style-name="T15">esponse </text:span><text:span text:style-name="T14">provided </text:span><text:span text:style-name="T42">for</text:span><text:span text:style-name="T5"> two (2) themes</text:span><text:span text:style-name="T14">: </text:span><text:span text:style-name="T15">a</text:span><text:span text:style-name="T33">) Definition of the theme; </text:span><text:span text:style-name="T42">b) </text:span><text:span text:style-name="T39">Describe how the theme is developed citing examples from the book; </text:span><text:span text:style-name="T42">c)</text:span></text:p>
                  <text:p text:style-name="P12"><text:span text:style-name="T39">Evaluate the author's ability to develop the theme; </text:span><text:span text:style-name="T33">answers are </text:span><text:span text:style-name="T31">highly accurate</text:span></text:p>
                  <text:p text:style-name="P9"/>
                </table:table-cell>
                <table:table-cell table:style-name="Table1.A1" office:value-type="string">
                  <text:p text:style-name="P6"><text:span text:style-name="T29">T</text:span><text:span text:style-name="T14">he a</text:span>ccount provide<text:span text:style-name="T14">s</text:span> complete information; <text:span text:style-name="T14">statements are complete, logical </text:span><text:span text:style-name="T28">and well-formed</text:span></text:p>
                </table:table-cell>
                <table:table-cell table:style-name="Table1.A1" office:value-type="string">
                  <text:p text:style-name="P16"><text:span text:style-name="T30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7"><text:span text:style-name="Strong_20_Emphasis"><text:span text:style-name="T12">T</text:span></text:span><text:span text:style-name="Strong_20_Emphasis"><text:span text:style-name="T16">ask 3 </text:span></text:span><text:span text:style-name="Strong_20_Emphasis"><text:span text:style-name="T32">(</text:span></text:span><text:span text:style-name="Strong_20_Emphasis"><text:span text:style-name="T52">12</text:span></text:span><text:span text:style-name="Strong_20_Emphasis"><text:span text:style-name="T32"> pts)</text:span></text:span></text:p>
                  <text:p text:style-name="P23"><text:span text:style-name="Strong_20_Emphasis">Character Development</text:span></text:p>
                </table:table-cell>
                <table:table-cell table:style-name="Table1.A1" office:value-type="string">
                  <text:p text:style-name="P13"><text:span text:style-name="T34">R</text:span><text:span text:style-name="T15">esponse </text:span><text:span text:style-name="T14">provided </text:span><text:span text:style-name="T43">for </text:span><text:span text:style-name="T6">two (2) characters/character sets</text:span><text:span text:style-name="T14">: </text:span><text:span text:style-name="T15">a</text:span><text:span text:style-name="T33">) Description of the character; </text:span><text:span text:style-name="T43">b) </text:span><text:span text:style-name="T37">Describe how the character is developed citing examples from the book; </text:span><text:span text:style-name="T43">c) </text:span><text:span text:style-name="T37">Evaluate the author's ability to develop the character; </text:span><text:span text:style-name="T33">answers are </text:span><text:span text:style-name="T31">highly accurate</text:span></text:p>
                  <text:p text:style-name="P8"/>
                </table:table-cell>
                <table:table-cell table:style-name="Table1.A1" office:value-type="string">
                  <text:p text:style-name="P6"><text:span text:style-name="T29">T</text:span><text:span text:style-name="T14">he a</text:span>ccount provide<text:span text:style-name="T14">s</text:span> complete information; <text:span text:style-name="T14">statements are complete, logical </text:span><text:span text:style-name="T28">and well-formed</text:span></text:p>
                </table:table-cell>
                <table:table-cell table:style-name="Table1.A1" office:value-type="string">
                  <text:p text:style-name="P16"><text:span text:style-name="T30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7"><text:span text:style-name="Strong_20_Emphasis"><text:span text:style-name="T12">T</text:span></text:span><text:span text:style-name="Strong_20_Emphasis"><text:span text:style-name="T16">ask </text:span></text:span><text:span text:style-name="Strong_20_Emphasis"><text:span text:style-name="T43">4 </text:span></text:span><text:span text:style-name="Strong_20_Emphasis"><text:span text:style-name="T32">(</text:span></text:span><text:span text:style-name="Strong_20_Emphasis"><text:span text:style-name="T48">6</text:span></text:span><text:span text:style-name="Strong_20_Emphasis"><text:span text:style-name="T32"> pts)</text:span></text:span></text:p>
                  <text:p text:style-name="P23"><text:span text:style-name="Strong_20_Emphasis">Major Story Arc</text:span></text:p>
                </table:table-cell>
                <table:table-cell table:style-name="Table1.A5" office:value-type="string">
                  <text:p text:style-name="P13"><text:span text:style-name="T34">R</text:span><text:span text:style-name="T15">esponse </text:span><text:span text:style-name="T14">provided: </text:span><text:span text:style-name="T15">a</text:span><text:span text:style-name="T33">) Exposition: </text:span><text:span text:style-name="T43">b) </text:span><text:span text:style-name="T40">Rising Action; </text:span><text:span text:style-name="T43">b)</text:span><text:span text:style-name="T40"> Clima</text:span><text:span text:style-name="T44">x; c) </text:span><text:span text:style-name="T40">Falling Action; </text:span><text:span text:style-name="T44">d) </text:span><text:span text:style-name="T40">Resolution</text:span><text:span text:style-name="T37">; </text:span><text:soft-page-break/><text:span text:style-name="T33">answers are </text:span><text:span text:style-name="T31">highly accurate</text:span></text:p>
                </table:table-cell>
                <table:table-cell table:style-name="Table1.A5" office:value-type="string">
                  <text:p text:style-name="P6"><text:span text:style-name="T29">T</text:span><text:span text:style-name="T14">he a</text:span>ccount provide<text:span text:style-name="T14">s</text:span> complete information; <text:span text:style-name="T14">statements are complete, </text:span><text:soft-page-break/><text:span text:style-name="T14">logical </text:span><text:span text:style-name="T28">and well-formed</text:span></text:p>
                </table:table-cell>
                <table:table-cell table:style-name="Table1.A5" office:value-type="string">
                  <text:p text:style-name="P16"><text:span text:style-name="T30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7"><text:span text:style-name="Strong_20_Emphasis"><text:span text:style-name="T12">T</text:span></text:span><text:span text:style-name="Strong_20_Emphasis"><text:span text:style-name="T16">ask </text:span></text:span><text:span text:style-name="Strong_20_Emphasis"><text:span text:style-name="T45">5</text:span></text:span><text:span text:style-name="Strong_20_Emphasis"><text:span text:style-name="T16"> </text:span></text:span><text:span text:style-name="Strong_20_Emphasis"><text:span text:style-name="T32">(</text:span></text:span><text:span text:style-name="Strong_20_Emphasis"><text:span text:style-name="T48">6</text:span></text:span><text:span text:style-name="Strong_20_Emphasis"><text:span text:style-name="T32"> pts)</text:span></text:span></text:p>
                  <text:p text:style-name="P23"><text:span text:style-name="Strong_20_Emphasis">Anaya’s Writing Style</text:span></text:p>
                </table:table-cell>
                <table:table-cell table:style-name="Table1.A5" office:value-type="string">
                  <text:p text:style-name="P14"><text:span text:style-name="T34">R</text:span><text:span text:style-name="T15">esponse </text:span><text:span text:style-name="T14">provided </text:span><text:span text:style-name="T43">for </text:span><text:span text:style-name="T46">a) </text:span><text:span text:style-name="T43">Ease of reading; </text:span><text:span text:style-name="T46">b) </text:span><text:span text:style-name="T37">Flow of text; </text:span><text:span text:style-name="T46">c) </text:span><text:span text:style-name="T37">Realistic dialog; </text:span><text:span text:style-name="T46">d) </text:span><text:span text:style-name="T37">Excess wordiness; </text:span><text:span text:style-name="T46">e) </text:span><text:span text:style-name="T37">Emotive potential; </text:span><text:span text:style-name="T46">f) </text:span><text:span text:style-name="T37">Logical connectivity; </text:span><text:span text:style-name="T33">answers are </text:span><text:span text:style-name="T31">highly accurate</text:span></text:p>
                  <text:p text:style-name="P8"/>
                </table:table-cell>
                <table:table-cell table:style-name="Table1.A5" office:value-type="string">
                  <text:p text:style-name="P6"><text:span text:style-name="T29">T</text:span><text:span text:style-name="T14">he a</text:span>ccount provide<text:span text:style-name="T14">s</text:span> complete information; <text:span text:style-name="T14">statements are complete, logical </text:span><text:span text:style-name="T28">and well-formed</text:span></text:p>
                </table:table-cell>
                <table:table-cell table:style-name="Table1.A5" office:value-type="string">
                  <text:p text:style-name="P16"><text:span text:style-name="T30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7"><text:span text:style-name="Strong_20_Emphasis"><text:span text:style-name="T12">T</text:span></text:span><text:span text:style-name="Strong_20_Emphasis"><text:span text:style-name="T16">ask </text:span></text:span><text:span text:style-name="Strong_20_Emphasis"><text:span text:style-name="T47">6</text:span></text:span><text:span text:style-name="Strong_20_Emphasis"><text:span text:style-name="T16"> </text:span></text:span><text:span text:style-name="Strong_20_Emphasis"><text:span text:style-name="T32">(</text:span></text:span><text:span text:style-name="Strong_20_Emphasis"><text:span text:style-name="T47">6</text:span></text:span><text:span text:style-name="Strong_20_Emphasis"><text:span text:style-name="T32"> pts)</text:span></text:span></text:p>
                  <text:p text:style-name="P24"><text:span text:style-name="Strong_20_Emphasis"><text:span text:style-name="T47">Conclusions</text:span></text:span></text:p>
                </table:table-cell>
                <table:table-cell table:style-name="Table1.A5" office:value-type="string">
                  <text:p text:style-name="P15"><text:span text:style-name="T34">R</text:span><text:span text:style-name="T15">esponse </text:span><text:span text:style-name="T14">provided </text:span><text:span text:style-name="T43">for </text:span><text:span text:style-name="T46">a) Summar</text:span><text:span text:style-name="T47">y </text:span><text:span text:style-name="T46">Major Theme </text:span><text:span text:style-name="T47">section</text:span><text:span text:style-name="T46">, </text:span><text:span text:style-name="T47">Character </text:span><text:span text:style-name="T46">Development section,</text:span></text:p>
                  <text:p text:style-name="P15"><text:span text:style-name="T37">Summar</text:span><text:span text:style-name="T47">y </text:span><text:span text:style-name="T37">Story Arc section, </text:span><text:span text:style-name="T47">Summary </text:span><text:span text:style-name="T37">Writing Style section; </text:span><text:span text:style-name="T47">b) </text:span></text:p>
                  <text:p text:style-name="P15"><text:span text:style-name="T37">State your personal opinion of the novel; </text:span><text:span text:style-name="T33">answers are </text:span><text:span text:style-name="T31">highly accurate</text:span></text:p>
                  <text:p text:style-name="P8"/>
                </table:table-cell>
                <table:table-cell table:style-name="Table1.A5" office:value-type="string">
                  <text:p text:style-name="P6"><text:span text:style-name="T29">T</text:span><text:span text:style-name="T14">he a</text:span>ccount provide<text:span text:style-name="T14">s</text:span> complete information; <text:span text:style-name="T14">statements are complete, logical </text:span><text:span text:style-name="T28">and well-formed</text:span></text:p>
                </table:table-cell>
                <table:table-cell table:style-name="Table1.A5" office:value-type="string">
                  <text:p text:style-name="P16"><text:span text:style-name="T30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26"><text:span text:style-name="Strong_20_Emphasis"><text:span text:style-name="T49">Document </text:span></text:span><text:span text:style-name="Strong_20_Emphasis">Formatting </text:span><text:span text:style-name="Strong_20_Emphasis"><text:span text:style-name="T49">and</text:span></text:span><text:span text:style-name="Strong_20_Emphasis"> Presentation </text:span></text:p>
                  <text:p text:style-name="P26"><text:span text:style-name="Strong_20_Emphasis"><text:span text:style-name="T48">(</text:span></text:span><text:span text:style-name="Strong_20_Emphasis"><text:span text:style-name="T51">5</text:span></text:span><text:span text:style-name="Strong_20_Emphasis"><text:span text:style-name="T48"> pts)</text:span></text:span></text:p>
                </table:table-cell>
                <table:table-cell table:style-name="Table1.A5" office:value-type="string">
                  <text:p text:style-name="Table_20_Contents"><text:span text:style-name="T50">Document is</text:span> perfectly formatted according to <text:span text:style-name="T48">Final Exam </text:span>Style Guide.</text:p>
                  <text:p text:style-name="Table_20_Contents"/>
                </table:table-cell>
                <table:table-cell table:style-name="Table1.A5" office:value-type="string">
                  <text:p text:style-name="P25">Minor formatting errors present but overall follows Style Guide.</text:p>
                </table:table-cell>
                <table:table-cell table:style-name="Table1.A5" office:value-type="string">
                  <text:p text:style-name="Table_20_Contents">Formatting does not follow the Style Guide or is inconsistent throughout.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8-12T20:25:51.014072366</dc:date>
    <meta:editing-duration>PT6H2M47S</meta:editing-duration>
    <meta:editing-cycles>97</meta:editing-cycles>
    <meta:generator>LibreOffice/7.3.7.2$Linux_X86_64 LibreOffice_project/30$Build-2</meta:generator>
    <meta:document-statistic meta:table-count="1" meta:image-count="1" meta:object-count="0" meta:page-count="2" meta:paragraph-count="50" meta:word-count="453" meta:character-count="3001" meta:non-whitespace-character-count="2586"/>
  </office:meta>
</office:document-meta>
</file>